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2.6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5.2cm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0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svg:stroke-color="#000000" draw:fill-color="#ccff99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421cm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1.6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5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="none" draw:fill-color="#ffffff"/>
      <style:text-properties style:font-name="Liberation Mono2" fo:font-size="16pt" fo:background-color="transparent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ccff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background-color="transparent" style:font-size-asian="18pt" style:font-size-complex="18pt"/>
    </style:style>
    <style:style style:name="T1" style:family="text">
      <style:text-properties style:font-name="Liberation Mono2" fo:font-size="16pt" fo:background-color="transparent" style:font-size-asian="18pt" style:font-size-complex="18pt"/>
    </style:style>
    <style:style style:name="T2" style:family="text">
      <style:text-properties fo:font-size="1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0.7cm" svg:x="15.9cm" svg:y="4.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0.7cm" svg:x="11.1cm" svg:y="6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cm" svg:height="0.7cm" svg:x="2.211cm" svg:y="2.1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3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5cm" svg:height="0.89cm" svg:x="2cm" svg:y="2.1cm">
          <draw:text-box>
            <text:p><text:span text:style-name="T1">operand_a</text:span></text:p>
          </draw:text-box>
        </draw:frame>
        <draw:custom-shape draw:style-name="gr5" draw:text-style-name="P5" draw:layer="layout" svg:width="1cm" svg:height="1cm" svg:x="11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3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5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6cm" svg:y="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7cm" svg:y="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8cm" svg:y="3cm">
          <text:p text:style-name="P2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921cm" svg:height="0.89cm" svg:x="11cm" svg:y="6cm">
          <draw:text-box>
            <text:p><text:span text:style-name="T1">op_code = AO_SLL</text:span></text:p>
          </draw:text-box>
        </draw:frame>
        <draw:frame draw:style-name="gr4" draw:text-style-name="P4" draw:layer="layout" svg:width="3.55cm" svg:height="0.89cm" svg:x="15.7cm" svg:y="4.1cm">
          <draw:text-box>
            <text:p><text:span text:style-name="T1">| <text:s text:c="2"/>3 <text:s text:c="2"/>|</text:span></text:p>
          </draw:text-box>
        </draw:frame>
        <draw:custom-shape draw:style-name="gr1" draw:text-style-name="P1" draw:layer="layout" svg:width="3.1cm" svg:height="0.7cm" svg:x="11.211cm" svg:y="2.16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5cm" svg:height="0.89cm" svg:x="11cm" svg:y="2.1cm">
          <draw:text-box>
            <text:p><text:span text:style-name="T1">operand_b</text:span></text:p>
          </draw:text-box>
        </draw:frame>
        <draw:custom-shape draw:style-name="gr8" draw:text-style-name="P1" draw:layer="layout" svg:width="2.189cm" svg:height="0.7cm" svg:x="2.211cm" svg:y="5.1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cm" svg:y="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9cm" svg:y="6cm">
          <text:p text:style-name="P2">0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5cm" svg:height="0.89cm" svg:x="2cm" svg:y="5.1cm">
          <draw:text-box>
            <text:p><text:span text:style-name="T1">result</text:span></text:p>
          </draw:text-box>
        </draw:frame>
        <draw:line draw:style-name="gr9" draw:text-style-name="P7" draw:layer="layout" svg:x1="9.5cm" svg:y1="4cm" svg:x2="6.5cm" svg:y2="6cm">
          <text:p/>
        </draw:line>
        <draw:custom-shape draw:style-name="gr1" draw:text-style-name="P1" draw:layer="layout" svg:width="3.1cm" svg:height="0.7cm" svg:x="15.9cm" svg:y="10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cm" svg:height="0.7cm" svg:x="11.1cm" svg:y="12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cm" svg:height="0.7cm" svg:x="2.211cm" svg:y="8.1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4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5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6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9cm" svg:y="9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5cm" svg:height="0.89cm" svg:x="2cm" svg:y="8.1cm">
          <draw:text-box>
            <text:p><text:span text:style-name="T1">operand_a</text:span></text:p>
          </draw:text-box>
        </draw:frame>
        <draw:custom-shape draw:style-name="gr5" draw:text-style-name="P5" draw:layer="layout" svg:width="1cm" svg:height="1cm" svg:x="11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3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4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5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6cm" svg:y="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7cm" svg:y="9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8cm" svg:y="9cm">
          <text:p text:style-name="P2">0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6.259cm" svg:height="0.89cm" svg:x="11cm" svg:y="12cm">
          <draw:text-box>
            <text:p><text:span text:style-name="T1">op_code = AO_CLRB</text:span></text:p>
          </draw:text-box>
        </draw:frame>
        <draw:frame draw:style-name="gr4" draw:text-style-name="P4" draw:layer="layout" svg:width="3.55cm" svg:height="0.89cm" svg:x="15.7cm" svg:y="10.1cm">
          <draw:text-box>
            <text:p><text:span text:style-name="T1">| <text:s text:c="2"/>4 <text:s text:c="2"/>|</text:span></text:p>
          </draw:text-box>
        </draw:frame>
        <draw:custom-shape draw:style-name="gr1" draw:text-style-name="P1" draw:layer="layout" svg:width="3.1cm" svg:height="0.7cm" svg:x="11.211cm" svg:y="8.16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5cm" svg:height="0.89cm" svg:x="11cm" svg:y="8.1cm">
          <draw:text-box>
            <text:p><text:span text:style-name="T1">operand_b</text:span></text:p>
          </draw:text-box>
        </draw:frame>
        <draw:custom-shape draw:style-name="gr8" draw:text-style-name="P1" draw:layer="layout" svg:width="2.189cm" svg:height="0.7cm" svg:x="2.211cm" svg:y="11.1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cm" svg:y="1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cm" svg:y="1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4cm" svg:y="1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12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6cm" svg:y="12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1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12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9cm" svg:y="12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5cm" svg:height="0.89cm" svg:x="2cm" svg:y="11.1cm">
          <draw:text-box>
            <text:p><text:span text:style-name="T1">result</text:span></text:p>
          </draw:text-box>
        </draw:frame>
        <draw:line draw:style-name="gr9" draw:text-style-name="P7" draw:layer="layout" svg:x1="5.5cm" svg:y1="10.7cm" svg:x2="5.501cm" svg:y2="12cm">
          <text:p/>
        </draw:line>
        <draw:frame draw:style-name="gr12" draw:text-style-name="P8" draw:layer="layout" svg:width="0.777cm" svg:height="0.806cm" svg:x="9.123cm" svg:y="10cm">
          <draw:text-box>
            <text:p><text:span text:style-name="T2">0</text:span></text:p>
          </draw:text-box>
        </draw:frame>
        <draw:frame draw:style-name="gr12" draw:text-style-name="P8" draw:layer="layout" svg:width="0.777cm" svg:height="0.806cm" svg:x="8.1cm" svg:y="9.998cm">
          <draw:text-box>
            <text:p><text:span text:style-name="T2">1</text:span></text:p>
          </draw:text-box>
        </draw:frame>
        <draw:frame draw:style-name="gr12" draw:text-style-name="P8" draw:layer="layout" svg:width="0.777cm" svg:height="0.806cm" svg:x="7.123cm" svg:y="10.002cm">
          <draw:text-box>
            <text:p><text:span text:style-name="T2">2</text:span></text:p>
          </draw:text-box>
        </draw:frame>
        <draw:frame draw:style-name="gr12" draw:text-style-name="P8" draw:layer="layout" svg:width="0.777cm" svg:height="0.806cm" svg:x="6.1cm" svg:y="10cm">
          <draw:text-box>
            <text:p><text:span text:style-name="T2">3</text:span></text:p>
          </draw:text-box>
        </draw:frame>
        <draw:frame draw:style-name="gr12" draw:text-style-name="P8" draw:layer="layout" svg:width="0.777cm" svg:height="0.806cm" svg:x="5.123cm" svg:y="10.002cm">
          <draw:text-box>
            <text:p><text:span text:style-name="T2">4</text:span></text:p>
          </draw:text-box>
        </draw:frame>
        <draw:frame draw:style-name="gr12" draw:text-style-name="P8" draw:layer="layout" svg:width="0.777cm" svg:height="0.806cm" svg:x="4.1cm" svg:y="10cm">
          <draw:text-box>
            <text:p><text:span text:style-name="T2">5</text:span></text:p>
          </draw:text-box>
        </draw:frame>
        <draw:frame draw:style-name="gr12" draw:text-style-name="P8" draw:layer="layout" svg:width="0.777cm" svg:height="0.806cm" svg:x="3.123cm" svg:y="10.004cm">
          <draw:text-box>
            <text:p><text:span text:style-name="T2">6</text:span></text:p>
          </draw:text-box>
        </draw:frame>
        <draw:frame draw:style-name="gr12" draw:text-style-name="P8" draw:layer="layout" svg:width="0.777cm" svg:height="0.806cm" svg:x="2.1cm" svg:y="10.002cm">
          <draw:text-box>
            <text:p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3T18:36:34.151110586</dc:date>
    <meta:editing-duration>PT2H12M15S</meta:editing-duration>
    <meta:editing-cycles>27</meta:editing-cycles>
    <meta:document-statistic meta:object-count="78"/>
  </office:meta>
</office:document-meta>
</file>